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" svg:font-family="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Subtitle">
      <style:paragraph-properties fo:text-align="end" style:justify-single-word="false"/>
      <style:text-properties officeooo:rsid="0018b560" officeooo:paragraph-rsid="0018b560"/>
    </style:style>
    <style:style style:name="P2" style:family="paragraph" style:parent-style-name="Standard">
      <style:text-properties officeooo:rsid="0018b560" officeooo:paragraph-rsid="0018b560"/>
    </style:style>
    <style:style style:name="P3" style:family="paragraph" style:parent-style-name="Standard">
      <style:text-properties style:font-name="FreeSerif" officeooo:rsid="0018b560" officeooo:paragraph-rsid="0018b560"/>
    </style:style>
    <style:style style:name="P4" style:family="paragraph" style:parent-style-name="Standard">
      <style:paragraph-properties fo:text-align="justify" style:justify-single-word="false"/>
      <style:text-properties style:font-name="FreeSerif" officeooo:paragraph-rsid="004850cd"/>
    </style:style>
    <style:style style:name="P5" style:family="paragraph" style:parent-style-name="Standard">
      <style:paragraph-properties fo:text-align="justify" style:justify-single-word="false"/>
      <style:text-properties style:font-name="FreeSerif" officeooo:paragraph-rsid="005a9660"/>
    </style:style>
    <style:style style:name="P6" style:family="paragraph" style:parent-style-name="Standard">
      <style:paragraph-properties fo:text-align="justify" style:justify-single-word="false" fo:break-before="page"/>
      <style:text-properties style:font-name="FreeSerif" officeooo:paragraph-rsid="005a9660"/>
    </style:style>
    <style:style style:name="P7" style:family="paragraph" style:parent-style-name="Standard">
      <style:text-properties style:font-name="FreeSerif"/>
    </style:style>
    <style:style style:name="P8" style:family="paragraph" style:parent-style-name="Preformatted_20_Text">
      <style:paragraph-properties fo:text-align="justify" style:justify-single-word="false"/>
      <style:text-properties style:font-name="FreeSerif" officeooo:rsid="00509561" officeooo:paragraph-rsid="00509561"/>
    </style:style>
    <style:style style:name="P9" style:family="paragraph" style:parent-style-name="Standard">
      <style:paragraph-properties fo:text-align="justify" style:justify-single-word="false"/>
      <style:text-properties style:font-name="FreeSerif" officeooo:rsid="00509561" officeooo:paragraph-rsid="00509561"/>
    </style:style>
    <style:style style:name="P10" style:family="paragraph" style:parent-style-name="Preformatted_20_Text">
      <style:paragraph-properties fo:text-align="justify" style:justify-single-word="false"/>
      <style:text-properties style:font-name="FreeSerif" fo:font-size="12pt" style:font-size-asian="10.5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FreeSerif" fo:font-style="normal" fo:font-weight="normal" officeooo:rsid="0046c64a" officeooo:paragraph-rsid="0046c64a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FreeSerif" fo:font-style="normal" fo:font-weight="normal" officeooo:rsid="0048dca3" officeooo:paragraph-rsid="004850cd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font-name="Nimbus Sans" fo:font-size="21pt" fo:font-weight="bold" officeooo:rsid="0018b560" officeooo:paragraph-rsid="0018b560" style:font-name-asian="Nimbus Sans1" style:font-size-asian="18.3500003814697pt" style:font-weight-asian="bold" style:font-name-complex="FreeSans" style:font-size-complex="21pt" style:font-weight-complex="bold"/>
    </style:style>
    <style:style style:name="P14" style:family="paragraph" style:parent-style-name="Preformatted_20_Text">
      <style:paragraph-properties fo:text-align="justify" style:justify-single-word="false"/>
    </style:style>
    <style:style style:name="P15" style:family="paragraph" style:parent-style-name="Preformatted_20_Text">
      <style:paragraph-properties fo:text-align="justify" style:justify-single-word="false"/>
      <style:text-properties officeooo:paragraph-rsid="0055d629"/>
    </style:style>
    <style:style style:name="P16" style:family="paragraph" style:parent-style-name="Preformatted_20_Text">
      <style:paragraph-properties fo:text-align="justify" style:justify-single-word="false"/>
      <style:text-properties officeooo:paragraph-rsid="00574dfc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officeooo:paragraph-rsid="006981ee"/>
    </style:style>
    <style:style style:name="P19" style:family="paragraph" style:parent-style-name="Standard">
      <style:text-properties officeooo:paragraph-rsid="00684396"/>
    </style:style>
    <style:style style:name="P20" style:family="paragraph" style:parent-style-name="Title" style:master-page-name="Standard">
      <style:paragraph-properties style:page-number="auto"/>
      <style:text-properties officeooo:paragraph-rsid="0018b560"/>
    </style:style>
    <style:style style:name="P21" style:family="paragraph" style:parent-style-name="Heading_20_1">
      <style:text-properties fo:font-size="15pt" officeooo:rsid="0046c64a" style:font-size-asian="15pt" style:font-size-complex="15pt"/>
    </style:style>
    <style:style style:name="P22" style:family="paragraph" style:parent-style-name="Heading_20_1">
      <style:text-properties officeooo:paragraph-rsid="00509561"/>
    </style:style>
    <style:style style:name="P23" style:family="paragraph" style:parent-style-name="Heading_20_1">
      <style:paragraph-properties fo:text-align="justify" style:justify-single-word="false" fo:break-before="page"/>
      <style:text-properties officeooo:paragraph-rsid="0058a0c5"/>
    </style:style>
    <style:style style:name="P24" style:family="paragraph" style:parent-style-name="Heading_20_1">
      <style:paragraph-properties fo:text-align="justify" style:justify-single-word="false"/>
      <style:text-properties officeooo:paragraph-rsid="0065873d"/>
    </style:style>
    <style:style style:name="P25" style:family="paragraph" style:parent-style-name="Heading_20_1">
      <style:paragraph-properties fo:text-align="justify" style:justify-single-word="false" fo:break-before="page"/>
      <style:text-properties officeooo:paragraph-rsid="006afef9"/>
    </style:style>
    <style:style style:name="P26" style:family="paragraph" style:parent-style-name="Standard">
      <style:paragraph-properties fo:text-align="justify" style:justify-single-word="false"/>
    </style:style>
    <style:style style:name="P27" style:family="paragraph" style:parent-style-name="Standard">
      <style:paragraph-properties fo:text-align="justify" style:justify-single-word="false"/>
      <style:text-properties officeooo:paragraph-rsid="00741ee7"/>
    </style:style>
    <style:style style:name="T1" style:family="text">
      <style:text-properties officeooo:rsid="0017d2f1"/>
    </style:style>
    <style:style style:name="T2" style:family="text">
      <style:text-properties style:font-name="Nimbus Sans" fo:font-size="18pt" style:font-name-asian="Nimbus Sans1" style:font-size-asian="18pt" style:font-name-complex="FreeSans" style:font-size-complex="18pt"/>
    </style:style>
    <style:style style:name="T3" style:family="text">
      <style:text-properties style:font-name="Nimbus Sans" fo:font-size="28pt" fo:font-weight="bold" officeooo:rsid="0045b414" style:font-name-asian="Nimbus Sans1" style:font-size-asian="28pt" style:font-weight-asian="bold" style:font-name-complex="FreeSans" style:font-size-complex="28pt" style:font-weight-complex="bold"/>
    </style:style>
    <style:style style:name="T4" style:family="text">
      <style:text-properties fo:font-style="italic" fo:font-weight="normal" officeooo:rsid="0046c64a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46ce60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4850cd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4a8c62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48dca3" style:font-style-asian="italic" style:font-weight-asian="normal" style:font-style-complex="italic" style:font-weight-complex="normal"/>
    </style:style>
    <style:style style:name="T9" style:family="text">
      <style:text-properties fo:font-style="italic" officeooo:rsid="004d034e" style:font-style-asian="italic" style:font-style-complex="italic"/>
    </style:style>
    <style:style style:name="T10" style:family="text">
      <style:text-properties fo:font-style="italic" officeooo:rsid="004d8f57" style:font-style-asian="italic" style:font-style-complex="italic"/>
    </style:style>
    <style:style style:name="T11" style:family="text">
      <style:text-properties fo:font-style="italic" officeooo:rsid="0053312f" style:font-style-asian="italic" style:font-style-complex="italic"/>
    </style:style>
    <style:style style:name="T12" style:family="text">
      <style:text-properties fo:font-style="italic" officeooo:rsid="0054365e" style:font-style-asian="italic" style:font-style-complex="italic"/>
    </style:style>
    <style:style style:name="T13" style:family="text">
      <style:text-properties fo:font-style="normal" fo:font-weight="normal" officeooo:rsid="0046c64a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46ce6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46f82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474ab7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850c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48dca3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4a8c6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officeooo:rsid="0046c64a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48dca3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4850cd" style:font-style-asian="normal" style:font-weight-asian="bold" style:font-style-complex="normal" style:font-weight-complex="bold"/>
    </style:style>
    <style:style style:name="T23" style:family="text">
      <style:text-properties style:font-name="FreeSerif"/>
    </style:style>
    <style:style style:name="T24" style:family="text">
      <style:text-properties style:font-name="FreeSerif" officeooo:rsid="004d034e"/>
    </style:style>
    <style:style style:name="T25" style:family="text">
      <style:text-properties style:font-name="FreeSerif" fo:font-weight="bold" style:font-weight-asian="bold" style:font-weight-complex="bold"/>
    </style:style>
    <style:style style:name="T26" style:family="text">
      <style:text-properties style:font-name="FreeSerif" fo:font-weight="bold" officeooo:rsid="004d034e" style:font-weight-asian="bold" style:font-weight-complex="bold"/>
    </style:style>
    <style:style style:name="T27" style:family="text">
      <style:text-properties style:font-name="FreeSerif" fo:font-weight="bold" officeooo:rsid="005db871" style:font-weight-asian="bold" style:font-weight-complex="bold"/>
    </style:style>
    <style:style style:name="T28" style:family="text">
      <style:text-properties style:font-name="FreeSerif" fo:font-weight="bold" officeooo:rsid="006f28f6" style:font-weight-asian="bold" style:font-weight-complex="bold"/>
    </style:style>
    <style:style style:name="T29" style:family="text">
      <style:text-properties style:font-name="FreeSerif" fo:font-weight="bold" officeooo:rsid="00741ee7" style:font-weight-asian="bold" style:font-weight-complex="bold"/>
    </style:style>
    <style:style style:name="T30" style:family="text">
      <style:text-properties style:font-name="FreeSerif" fo:font-weight="bold" officeooo:rsid="005db871" style:font-name-asian="Noto Sans Mono CJK SC" style:font-weight-asian="bold" style:font-name-complex="Liberation Mono" style:font-weight-complex="bold"/>
    </style:style>
    <style:style style:name="T31" style:family="text">
      <style:text-properties style:font-name="FreeSerif" fo:font-weight="bold" officeooo:rsid="005fd91d" style:font-name-asian="Noto Sans Mono CJK SC" style:font-weight-asian="bold" style:font-name-complex="Liberation Mono" style:font-weight-complex="bold"/>
    </style:style>
    <style:style style:name="T32" style:family="text">
      <style:text-properties style:font-name="FreeSerif" fo:font-weight="bold" officeooo:rsid="00605afb" style:font-name-asian="Noto Sans Mono CJK SC" style:font-weight-asian="bold" style:font-name-complex="Liberation Mono" style:font-weight-complex="bold"/>
    </style:style>
    <style:style style:name="T33" style:family="text">
      <style:text-properties style:font-name="FreeSerif" fo:font-weight="bold" officeooo:rsid="00618fb3" style:font-name-asian="Noto Sans Mono CJK SC" style:font-weight-asian="bold" style:font-name-complex="Liberation Mono" style:font-weight-complex="bold"/>
    </style:style>
    <style:style style:name="T34" style:family="text">
      <style:text-properties style:font-name="FreeSerif" fo:font-weight="bold" officeooo:rsid="00629b9d" style:font-name-asian="Noto Sans Mono CJK SC" style:font-weight-asian="bold" style:font-name-complex="Liberation Mono" style:font-weight-complex="bold"/>
    </style:style>
    <style:style style:name="T35" style:family="text">
      <style:text-properties style:font-name="FreeSerif" fo:font-size="12pt" style:font-size-asian="10.5pt" style:font-size-complex="12pt"/>
    </style:style>
    <style:style style:name="T36" style:family="text">
      <style:text-properties style:font-name="FreeSerif" fo:font-size="12pt" officeooo:rsid="0054365e" style:font-size-asian="10.5pt" style:font-size-complex="12pt"/>
    </style:style>
    <style:style style:name="T37" style:family="text">
      <style:text-properties style:font-name="FreeSerif" fo:font-size="12pt" officeooo:rsid="0055d629" style:font-size-asian="10.5pt" style:font-size-complex="12pt"/>
    </style:style>
    <style:style style:name="T38" style:family="text">
      <style:text-properties style:font-name="FreeSerif" fo:font-size="12pt" officeooo:rsid="0054365e" style:font-name-asian="Noto Sans Mono CJK SC" style:font-size-asian="10.5pt" style:font-name-complex="Liberation Mono" style:font-size-complex="12pt"/>
    </style:style>
    <style:style style:name="T39" style:family="text">
      <style:text-properties style:font-name="FreeSerif" fo:font-size="12pt" officeooo:rsid="0055d629" style:font-name-asian="Noto Sans Mono CJK SC" style:font-size-asian="10.5pt" style:font-name-complex="Liberation Mono" style:font-size-complex="12pt"/>
    </style:style>
    <style:style style:name="T40" style:family="text">
      <style:text-properties style:font-name="FreeSerif" fo:font-size="12pt" fo:font-weight="bold" officeooo:rsid="0055d629" style:font-size-asian="10.5pt" style:font-weight-asian="bold" style:font-size-complex="12pt" style:font-weight-complex="bold"/>
    </style:style>
    <style:style style:name="T41" style:family="text">
      <style:text-properties style:font-name="FreeSerif" fo:font-size="12pt" officeooo:rsid="006afef9" style:font-size-asian="12pt" style:font-size-complex="12pt"/>
    </style:style>
    <style:style style:name="T42" style:family="text">
      <style:text-properties style:font-name="FreeSerif" officeooo:rsid="005db871"/>
    </style:style>
    <style:style style:name="T43" style:family="text">
      <style:text-properties style:font-name="FreeSerif" style:font-name-asian="Noto Sans Mono CJK SC" style:font-name-complex="Liberation Mono"/>
    </style:style>
    <style:style style:name="T44" style:family="text">
      <style:text-properties style:font-name="FreeSerif" officeooo:rsid="005db871" style:font-name-asian="Noto Sans Mono CJK SC" style:font-name-complex="Liberation Mono"/>
    </style:style>
    <style:style style:name="T45" style:family="text">
      <style:text-properties style:font-name="FreeSerif" officeooo:rsid="005e58e5" style:font-name-asian="Noto Sans Mono CJK SC" style:font-name-complex="Liberation Mono"/>
    </style:style>
    <style:style style:name="T46" style:family="text">
      <style:text-properties style:font-name="FreeSerif" officeooo:rsid="005fd91d" style:font-name-asian="Noto Sans Mono CJK SC" style:font-name-complex="Liberation Mono"/>
    </style:style>
    <style:style style:name="T47" style:family="text">
      <style:text-properties style:font-name="FreeSerif" officeooo:rsid="00605afb" style:font-name-asian="Noto Sans Mono CJK SC" style:font-name-complex="Liberation Mono"/>
    </style:style>
    <style:style style:name="T48" style:family="text">
      <style:text-properties style:font-name="FreeSerif" officeooo:rsid="00618fb3" style:font-name-asian="Noto Sans Mono CJK SC" style:font-name-complex="Liberation Mono"/>
    </style:style>
    <style:style style:name="T49" style:family="text">
      <style:text-properties style:font-name="FreeSerif" officeooo:rsid="00665bbc" style:font-name-asian="Noto Sans Mono CJK SC" style:font-name-complex="Liberation Mono"/>
    </style:style>
    <style:style style:name="T50" style:family="text">
      <style:text-properties style:font-name="FreeSerif" officeooo:rsid="0067520b" style:font-name-asian="Noto Sans Mono CJK SC" style:font-name-complex="Liberation Mono"/>
    </style:style>
    <style:style style:name="T51" style:family="text">
      <style:text-properties style:font-name="FreeSerif" officeooo:rsid="00684396" style:font-name-asian="Noto Sans Mono CJK SC" style:font-name-complex="Liberation Mono"/>
    </style:style>
    <style:style style:name="T52" style:family="text">
      <style:text-properties style:font-name="FreeSerif" officeooo:rsid="006afef9" style:font-name-asian="Noto Sans Mono CJK SC" style:font-name-complex="Liberation Mono"/>
    </style:style>
    <style:style style:name="T53" style:family="text">
      <style:text-properties style:font-name="FreeSerif" officeooo:rsid="006c08f7" style:font-name-asian="Noto Sans Mono CJK SC" style:font-name-complex="Liberation Mono"/>
    </style:style>
    <style:style style:name="T54" style:family="text">
      <style:text-properties style:font-name="FreeSerif" officeooo:rsid="00618fb3"/>
    </style:style>
    <style:style style:name="T55" style:family="text">
      <style:text-properties style:font-name="FreeSerif" fo:font-weight="normal" officeooo:rsid="00618fb3" style:font-name-asian="Noto Sans Mono CJK SC" style:font-weight-asian="normal" style:font-name-complex="Liberation Mono" style:font-weight-complex="normal"/>
    </style:style>
    <style:style style:name="T56" style:family="text">
      <style:text-properties style:font-name="FreeSerif" officeooo:rsid="0065873d"/>
    </style:style>
    <style:style style:name="T57" style:family="text">
      <style:text-properties style:font-name="FreeSerif" officeooo:rsid="00665bbc"/>
    </style:style>
    <style:style style:name="T58" style:family="text">
      <style:text-properties style:font-name="FreeSerif" officeooo:rsid="0067520b"/>
    </style:style>
    <style:style style:name="T59" style:family="text">
      <style:text-properties style:font-name="FreeSerif" officeooo:rsid="00684396"/>
    </style:style>
    <style:style style:name="T60" style:family="text">
      <style:text-properties style:font-name="FreeSerif" officeooo:rsid="006afef9"/>
    </style:style>
    <style:style style:name="T61" style:family="text">
      <style:text-properties style:font-name="FreeSerif" officeooo:rsid="006c08f7"/>
    </style:style>
    <style:style style:name="T62" style:family="text">
      <style:text-properties style:font-name="FreeSerif" officeooo:rsid="006f28f6"/>
    </style:style>
    <style:style style:name="T63" style:family="text">
      <style:text-properties style:font-name="FreeSerif" officeooo:rsid="006fb559"/>
    </style:style>
    <style:style style:name="T64" style:family="text">
      <style:text-properties style:font-name="FreeSerif" officeooo:rsid="007156aa"/>
    </style:style>
    <style:style style:name="T65" style:family="text">
      <style:text-properties style:font-name="FreeSerif" officeooo:rsid="00716beb"/>
    </style:style>
    <style:style style:name="T66" style:family="text">
      <style:text-properties style:font-name="FreeSerif" officeooo:rsid="007319b7"/>
    </style:style>
    <style:style style:name="T67" style:family="text">
      <style:text-properties style:font-name="FreeSerif" officeooo:rsid="00741ee7"/>
    </style:style>
    <style:style style:name="T68" style:family="text">
      <style:text-properties style:font-name="FreeSerif" fo:font-style="italic" officeooo:rsid="00741ee7" style:font-style-asian="italic" style:font-style-complex="italic"/>
    </style:style>
    <style:style style:name="T69" style:family="text">
      <style:text-properties style:font-name="FreeSerif" fo:font-style="italic" officeooo:rsid="007319b7" style:font-style-asian="italic" style:font-style-complex="italic"/>
    </style:style>
    <style:style style:name="T70" style:family="text">
      <style:text-properties style:font-name="FreeSerif" officeooo:rsid="00782f47"/>
    </style:style>
    <style:style style:name="T71" style:family="text">
      <style:text-properties fo:font-weight="bold" officeooo:rsid="004d034e" style:font-weight-asian="bold" style:font-weight-complex="bold"/>
    </style:style>
    <style:style style:name="T72" style:family="text">
      <style:text-properties fo:font-weight="bold" officeooo:rsid="004d8f57" style:font-weight-asian="bold" style:font-weight-complex="bold"/>
    </style:style>
    <style:style style:name="T73" style:family="text">
      <style:text-properties fo:font-weight="bold" officeooo:rsid="00531f1e" style:font-weight-asian="bold" style:font-weight-complex="bold"/>
    </style:style>
    <style:style style:name="T74" style:family="text">
      <style:text-properties fo:font-weight="bold" officeooo:rsid="0053312f" style:font-weight-asian="bold" style:font-weight-complex="bold"/>
    </style:style>
    <style:style style:name="T75" style:family="text">
      <style:text-properties fo:font-weight="bold" officeooo:rsid="0054365e" style:font-weight-asian="bold" style:font-weight-complex="bold"/>
    </style:style>
    <style:style style:name="T76" style:family="text">
      <style:text-properties fo:font-size="15pt" style:font-size-asian="15pt" style:font-size-complex="15pt"/>
    </style:style>
    <style:style style:name="T77" style:family="text">
      <style:text-properties fo:font-size="15pt" officeooo:rsid="004ae0b8" style:font-size-asian="15pt" style:font-size-complex="15pt"/>
    </style:style>
    <style:style style:name="T78" style:family="text">
      <style:text-properties fo:font-size="15pt" fo:font-style="italic" officeooo:rsid="00509561" style:font-size-asian="15pt" style:font-style-asian="italic" style:font-size-complex="15pt" style:font-style-complex="italic"/>
    </style:style>
    <style:style style:name="T79" style:family="text">
      <style:text-properties officeooo:rsid="004d034e"/>
    </style:style>
    <style:style style:name="T80" style:family="text">
      <style:text-properties officeooo:rsid="004d8f57"/>
    </style:style>
    <style:style style:name="T81" style:family="text">
      <style:text-properties officeooo:rsid="004dcf29"/>
    </style:style>
    <style:style style:name="T82" style:family="text">
      <style:text-properties officeooo:rsid="00531f1e"/>
    </style:style>
    <style:style style:name="T83" style:family="text">
      <style:text-properties officeooo:rsid="0053312f"/>
    </style:style>
    <style:style style:name="T84" style:family="text">
      <style:text-properties officeooo:rsid="0054365e"/>
    </style:style>
    <style:style style:name="T85" style:family="text">
      <style:text-properties style:font-name="Liberation Mono" fo:font-size="10pt" officeooo:rsid="0055d629" style:font-size-asian="10pt" style:font-size-complex="10pt"/>
    </style:style>
    <style:style style:name="T86" style:family="text">
      <style:text-properties style:font-name="Liberation Mono" fo:font-size="10pt" officeooo:rsid="00574dfc" style:font-size-asian="10pt" style:font-size-complex="10pt"/>
    </style:style>
    <style:style style:name="T87" style:family="text">
      <style:text-properties style:font-name="Liberation Mono" fo:font-size="10pt" officeooo:rsid="006afef9" style:font-size-asian="10pt" style:font-size-complex="10pt"/>
    </style:style>
    <style:style style:name="T88" style:family="text">
      <style:text-properties style:font-name="Liberation Mono" fo:font-size="10pt" officeooo:rsid="005fd91d" style:font-name-asian="Noto Sans Mono CJK SC" style:font-size-asian="10pt" style:font-name-complex="Liberation Mono" style:font-size-complex="10pt"/>
    </style:style>
    <style:style style:name="T89" style:family="text">
      <style:text-properties style:font-name="Liberation Mono" fo:font-size="10pt" officeooo:rsid="00618fb3" style:font-name-asian="Noto Sans Mono CJK SC" style:font-size-asian="10pt" style:font-name-complex="Liberation Mono" style:font-size-complex="10pt"/>
    </style:style>
    <style:style style:name="T90" style:family="text">
      <style:text-properties style:font-name="Liberation Mono" fo:font-size="10pt" officeooo:rsid="0067520b" style:font-name-asian="Noto Sans Mono CJK SC" style:font-size-asian="10pt" style:font-name-complex="Liberation Mono" style:font-size-complex="10pt"/>
    </style:style>
    <style:style style:name="T91" style:family="text">
      <style:text-properties style:font-name="Liberation Sans" fo:font-size="15pt" officeooo:rsid="0055d629" style:font-size-asian="15pt" style:font-size-complex="15pt"/>
    </style:style>
    <style:style style:name="T92" style:family="text">
      <style:text-properties style:font-name="Liberation Sans" fo:font-size="15pt" officeooo:rsid="004ae0b8" style:font-size-asian="15pt" style:font-size-complex="15pt"/>
    </style:style>
    <style:style style:name="T93" style:family="text">
      <style:text-properties style:font-name="Liberation Sans" fo:font-size="15pt" officeooo:rsid="0065873d" style:font-size-asian="15pt" style:font-size-complex="15pt"/>
    </style:style>
    <style:style style:name="T94" style:family="text">
      <style:text-properties style:font-name="Liberation Sans" fo:font-size="15pt" fo:font-style="italic" officeooo:rsid="0058a0c5" style:font-size-asian="15pt" style:font-style-asian="italic" style:font-size-complex="15pt" style:font-style-complex="italic"/>
    </style:style>
    <style:style style:name="T95" style:family="text">
      <style:text-properties style:font-name="Liberation Sans" fo:font-size="15pt" fo:font-style="italic" officeooo:rsid="0065873d" style:font-size-asian="15pt" style:font-style-asian="italic" style:font-size-complex="15pt" style:font-style-complex="italic"/>
    </style:style>
    <style:style style:name="T96" style:family="text">
      <style:text-properties style:font-name="Liberation Sans" fo:font-size="15pt" fo:font-style="italic" officeooo:rsid="006afef9" style:font-size-asian="15pt" style:font-style-asian="italic" style:font-size-complex="15pt" style:font-style-complex="italic"/>
    </style:style>
    <style:style style:name="T97" style:family="text">
      <style:text-properties style:font-name="Liberation Sans" fo:font-size="15pt" fo:font-style="normal" officeooo:rsid="006afef9" style:font-size-asian="15pt" style:font-style-asian="normal" style:font-size-complex="15pt" style:font-style-complex="normal"/>
    </style:style>
    <style:style style:name="T98" style:family="text">
      <style:text-properties officeooo:rsid="0067520b"/>
    </style:style>
    <style:style style:name="T99" style:family="text">
      <style:text-properties style:font-name="Liberation Mono" officeooo:rsid="006f28f6"/>
    </style:style>
    <style:style style:name="T100" style:family="text">
      <style:text-properties style:font-name="Liberation Mono" officeooo:rsid="006fb559"/>
    </style:style>
    <style:style style:name="T101" style:family="text">
      <style:text-properties style:font-name="Liberation Mono" officeooo:rsid="007156aa"/>
    </style:style>
    <style:style style:name="T102" style:family="text">
      <style:text-properties style:font-name="Liberation Mono" officeooo:rsid="00716beb"/>
    </style:style>
    <style:style style:name="T103" style:family="text">
      <style:text-properties style:font-name="Liberation Mono" officeooo:rsid="007319b7"/>
    </style:style>
    <style:style style:name="T104" style:family="text">
      <style:text-properties style:font-name="Liberation Mono" officeooo:rsid="00741ee7"/>
    </style:style>
    <style:style style:name="T105" style:family="text">
      <style:text-properties style:font-name="Liberation Mono" fo:font-size="10pt" officeooo:rsid="006f28f6" style:font-size-asian="10pt" style:font-size-complex="10pt"/>
    </style:style>
    <style:style style:name="T106" style:family="text">
      <style:text-properties style:font-name="Liberation Mono" fo:font-size="10pt" officeooo:rsid="006fb559" style:font-size-asian="10pt" style:font-size-complex="10pt"/>
    </style:style>
    <style:style style:name="T107" style:family="text">
      <style:text-properties style:font-name="Liberation Mono" fo:font-size="10pt" officeooo:rsid="007156aa" style:font-size-asian="10pt" style:font-size-complex="10pt"/>
    </style:style>
    <style:style style:name="T108" style:family="text">
      <style:text-properties style:font-name="Liberation Mono" fo:font-size="10pt" officeooo:rsid="00716beb" style:font-size-asian="10pt" style:font-size-complex="10pt"/>
    </style:style>
    <style:style style:name="T109" style:family="text">
      <style:text-properties style:font-name="Liberation Mono" fo:font-size="10pt" officeooo:rsid="007319b7" style:font-size-asian="10pt" style:font-size-complex="10pt"/>
    </style:style>
    <style:style style:name="T110" style:family="text">
      <style:text-properties style:font-name="Liberation Mono" fo:font-size="10pt" officeooo:rsid="00741ee7" style:font-size-asian="10pt" style:font-size-complex="10pt"/>
    </style:style>
    <style:style style:name="T111" style:family="text">
      <style:text-properties style:font-name="Liberation Mono" fo:font-size="10pt" officeooo:rsid="00782f47" style:font-size-asian="10pt" style:font-size-complex="10pt"/>
    </style:style>
    <style:style style:name="T112" style:family="text">
      <style:text-properties style:font-name="F" officeooo:rsid="00782f47"/>
    </style:style>
    <style:style style:name="T113" style:family="text">
      <style:text-properties style:font-name="F" fo:font-size="10pt" officeooo:rsid="00782f47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3">Exame</text:span><text:span text:style-name="T1"> – </text:span><text:span text:style-name="T3">Padrões de Desenvolvimento</text:span></text:p>
      <text:p text:style-name="P13"/>
      <text:p text:style-name="P1"><text:span text:style-name="T1">Gabriel Gian, </text:span><text:span text:style-name="T2">8</text:span><text:span text:style-name="T1">° período</text:span></text:p>
      <text:p text:style-name="P2"/>
      <text:p text:style-name="P3"/>
      <text:p text:style-name="P3"/>
      <text:h text:style-name="P21" text:outline-level="1">Diferenças básicas entre Ruby on Rails e PHP</text:h>
      <text:p text:style-name="P11"/>
      <text:p text:style-name="P4"><text:span text:style-name="T13"><text:tab/>O </text:span><text:span text:style-name="T20">Ruby on Rails</text:span><text:span text:style-name="T13"> é um </text:span><text:span text:style-name="T4">framework</text:span><text:span text:style-name="T13"> baseado na arquitetura </text:span><text:span text:style-name="T20">model-view-controller</text:span><text:span text:style-name="T13"> (MVC) programado na linguagem de programação </text:span><text:span text:style-name="T14">interpretada</text:span><text:span text:style-name="T13"> </text:span><text:span text:style-name="T20">Ruby</text:span><text:span text:style-name="T13">, apresentado famosamente na palestra </text:span><text:span text:style-name="T5">How to Build a Blog in</text:span><text:span text:style-name="T4"> 15 Minute</text:span><text:span text:style-name="T5">s</text:span><text:span text:style-name="T4"> </text:span><text:span text:style-name="T5">with Ruby on Rails</text:span><text:span text:style-name="T13">, ministrada pelo seu criador, David Heinemeier Hansson </text:span><text:span text:style-name="T14">em 2005</text:span><text:span text:style-name="T13">. Já a </text:span><text:span text:style-name="T20">PHP</text:span><text:span text:style-name="T13"> (</text:span><text:span text:style-name="T15">PHP: Hypertext Preprocessor, originalmente </text:span><text:span text:style-name="T13">Personal Home </text:span><text:span text:style-name="T15">P</text:span><text:span text:style-name="T13">age) é uma </text:span><text:span text:style-name="T4">linguagem de programação</text:span><text:span text:style-name="T13"> nascida em </text:span><text:span text:style-name="T16">1995 </text:span><text:span text:style-name="T17">e criada por Rasmus Lerdorf para ser utilizada</text:span><text:span text:style-name="T13"> como uma </text:span><text:span text:style-name="T4">template engine</text:span><text:span text:style-name="T13">, um motor que geraria templates HTML dinamicamente a partir de tags PHP específicas, tornando-se uma linguagem de programação interpretada muito utilizada no âmbito </text:span><text:span text:style-name="T4">back end</text:span><text:span text:style-name="T13"> para a geração de páginas web, em stacks notórias como a </text:span><text:span text:style-name="T20">LAMP</text:span><text:span text:style-name="T13"> (Linux, Apache, MySQL, PHP). </text:span></text:p>
      <text:p text:style-name="P4"><text:span text:style-name="T13"><text:tab/></text:span><text:span text:style-name="T17">Ambos Rails e PHP são amplamente utilizados no desenvolvimento web, entretanto, são significativamente diferentes. O Rails é um </text:span><text:span text:style-name="T6">framework</text:span><text:span text:style-name="T17">, o que significa que ele é um </text:span><text:span text:style-name="T22">ecossistema de ferramentas, templates e padrões de desenvolvimento</text:span><text:span text:style-name="T17">–pouco configuráveis, uma vez que um dos motes do framework é </text:span><text:span text:style-name="T6">convenção sobre configuração</text:span><text:span text:style-name="T17">–que permitem a criação extremamente rápida de conteúdo web <text:s/>arquitetado nos padrões MVC </text:span><text:span text:style-name="T6">a partir</text:span><text:span text:style-name="T17"> da linguagem de programação Ruby. Já </text:span><text:span text:style-name="T18">a PHP é </text:span><text:span text:style-name="T21">uma linguagem de programação de propósito geral</text:span><text:span text:style-name="T18">, embora seja voltada à programação de sistemas web, que podem ou não seguir os padrões MVC, e que </text:span><text:span text:style-name="T19">por sua vez</text:span><text:span text:style-name="T18"> </text:span><text:span text:style-name="T7">possui</text:span><text:span text:style-name="T8"> frameworks </text:span><text:span text:style-name="T7">baseados nela</text:span><text:span text:style-name="T19">,</text:span><text:span text:style-name="T18"> como </text:span><text:span text:style-name="T21">Symfony</text:span><text:span text:style-name="T18"> e </text:span><text:span text:style-name="T21">Laravel</text:span><text:span text:style-name="T18">.</text:span></text:p>
      <text:p text:style-name="P12"/>
      <text:h text:style-name="Heading_20_1" text:outline-level="1"><text:span text:style-name="T76">Diferenças </text:span><text:span text:style-name="T77">entre as arquiteturas do Rails e do Laravel</text:span></text:h>
      <text:p text:style-name="P7"/>
      <text:p text:style-name="P17"><text:tab/><text:span text:style-name="T23">O framework Laravel, baseado na PHP, é um framework que pode se tornar um sistema de aplicações web avançado, uma vez que é composto de uma template engine para a criação de layouts eficiente e relativamente leve </text:span><text:span text:style-name="T24">e</text:span><text:span text:style-name="T23"> possui uma arquitetura MVC </text:span><text:span text:style-name="T25">configurável</text:span><text:span text:style-name="T23"> e com </text:span><text:span text:style-name="T25">diversos built-ins</text:span><text:span text:style-name="T23"> voltados a segurança </text:span><text:span text:style-name="T24">e a</text:span><text:span text:style-name="T23"> capacidade de executar múltiplos testes unitários, além de contar com diversas bibliotecas padrão que garantem uma </text:span><text:span text:style-name="T25">maior modularidade</text:span><text:span text:style-name="T23"> e </text:span><text:span text:style-name="T24">permitem um grau maior de </text:span><text:span text:style-name="T26">escalabilidade</text:span><text:span text:style-name="T23">.</text:span></text:p>
      <text:p text:style-name="P5"><text:tab/><text:span text:style-name="T79">Já o framework Ruby on Rails, baseado na Ruby, é um framework focado na </text:span><text:span text:style-name="T71">criação rápida e eficiente</text:span><text:span text:style-name="T79"> de serviços web a partir de </text:span><text:span text:style-name="T71">convenções</text:span><text:span text:style-name="T79">, composto por uma arquitetura MVC </text:span><text:span text:style-name="T71">pouco configurável</text:span><text:span text:style-name="T79">, padrões enxutos e um grande potencial de </text:span><text:span text:style-name="T71">metaprogramação</text:span><text:span text:style-name="T79"> que auxilia na dinamicidade e coesão do desenvolvimento, além de contar com extras como um coletor de lixo simbólico, argumentos para </text:span><text:span text:style-name="T9">keywords</text:span><text:span text:style-name="T79">, </text:span><text:span text:style-name="T9">turbolinks</text:span><text:span text:style-name="T79"> para o carregamento mais veloz de conteúdo nas páginas e facilidade na renderização de </text:span><text:span text:style-name="T9">views</text:span><text:span text:style-name="T79">. </text:span><text:span text:style-name="T80">Os métodos de desenvolvimento e convenções</text:span></text:p>
      <text:p text:style-name="P6"><text:span text:style-name="T80">propostas pelo Ruby on Rails fazem com que haja uma certa </text:span><text:span text:style-name="T72">dificuldade na configuração</text:span><text:span text:style-name="T80"> do framework para atender a determinadas demandas como a</text:span><text:span text:style-name="T81">s que</text:span><text:span text:style-name="T80"> </text:span><text:span text:style-name="T81">necessitam de maior</text:span><text:span text:style-name="T80"> escalabilidade, </text:span><text:span text:style-name="T10">polêmica tornada notória por engenheiros do Twitter</text:span><text:span text:style-name="T80">.</text:span></text:p>
      <text:p text:style-name="P7"/>
      <text:h text:style-name="P22" text:outline-level="1"><text:span text:style-name="T76">Diferenças </text:span><text:span text:style-name="T77">entre as </text:span><text:span text:style-name="T78">models</text:span><text:span text:style-name="T77"> do Rails e do Laravel</text:span></text:h>
      <text:p text:style-name="P7"/>
      <text:p text:style-name="P9"><text:tab/><text:span text:style-name="T82">A camada model, no contexto do Ruby on Rails, é operada </text:span><text:span text:style-name="T73">a partir do módulo ActiveRecord</text:span><text:span text:style-name="T82">, que é projetado para lidar com todas as operações com bancos de dados da aplicação, como estabelecer a conexão com o servidor do banco de dados, retornar dados a partir de tabelas e armazená-los nas mesmas. </text:span><text:span text:style-name="T83">Ele inclui </text:span><text:span text:style-name="T74">drivers</text:span><text:span text:style-name="T83"> para diversos bancos de dados, que têm suas tabelas abstraídas de modo que a implementação específica das </text:span><text:span text:style-name="T11">queries</text:span><text:span text:style-name="T83"> é independente do código do framework. </text:span><text:span text:style-name="T84">O </text:span><text:span text:style-name="T12">schema</text:span><text:span text:style-name="T84"> do banco é mapeado para estruturas de </text:span><text:span text:style-name="T75">objetos</text:span><text:span text:style-name="T84"> e </text:span><text:span text:style-name="T75">atributos</text:span><text:span text:style-name="T84"> Ruby, com inferências de nomes. Sendo assim, é possível criar até mesmo relações entre tabelas:</text:span></text:p>
      <text:p text:style-name="P9"/>
      <text:p text:style-name="P8"><text:span text:style-name="Source_20_Text">class Story &lt; ActiveRecord::Base</text:span></text:p>
      <text:p text:style-name="P14"><text:span text:style-name="Source_20_Text"><text:s text:c="2"/>has_and_belongs_to_many :topics</text:span></text:p>
      <text:p text:style-name="P14"><text:span text:style-name="Source_20_Text">end</text:span></text:p>
      <text:p text:style-name="P14"><text:span text:style-name="Source_20_Text">class Topic &lt; ActiveRecord::Base</text:span></text:p>
      <text:p text:style-name="P14"><text:span text:style-name="Source_20_Text"><text:s text:c="2"/>has_and_belongs_to_many :stories</text:span></text:p>
      <text:p text:style-name="P14"><text:span text:style-name="Source_20_Text">end</text:span></text:p>
      <text:p text:style-name="P14"><text:span text:style-name="Source_20_Text"><text:span text:style-name="T35"/></text:span></text:p>
      <text:p text:style-name="P15"><text:span text:style-name="Source_20_Text"><text:span text:style-name="T35"><text:tab/></text:span></text:span><text:span text:style-name="Source_20_Text"><text:span text:style-name="T36">No contexto do Laravel, a camada model </text:span></text:span><text:span text:style-name="Source_20_Text"><text:span text:style-name="T38">é</text:span></text:span><text:span text:style-name="Source_20_Text"><text:span text:style-name="T36"> </text:span></text:span><text:span text:style-name="Source_20_Text"><text:span text:style-name="T37">usualmente representada por uma </text:span></text:span><text:span text:style-name="Source_20_Text"><text:span text:style-name="T40">classe</text:span></text:span><text:span text:style-name="Source_20_Text"><text:span text:style-name="T37"> com propriedades que mapeiam para a estrutura de uma tabela em um banco de dados. Para isto, a classe deve importar e estender o m</text:span></text:span><text:span text:style-name="Source_20_Text"><text:span text:style-name="T39">ó</text:span></text:span><text:span text:style-name="Source_20_Text"><text:span text:style-name="T37">dulo </text:span></text:span><text:span text:style-name="Source_20_Text"><text:span text:style-name="T40">Model</text:span></text:span><text:span text:style-name="Source_20_Text"><text:span text:style-name="T37"> do </text:span></text:span><text:span text:style-name="Source_20_Text"><text:span text:style-name="T40">Eloquent</text:span></text:span><text:span text:style-name="Source_20_Text"><text:span text:style-name="T37">, um mapeador objeto-relacional (ORM) que faz o mesmo processo de abstraç</text:span></text:span><text:span text:style-name="Source_20_Text"><text:span text:style-name="T39">ã</text:span></text:span><text:span text:style-name="Source_20_Text"><text:span text:style-name="T37">o do banco de dados que o Rails:</text:span></text:span></text:p>
      <text:p text:style-name="P10"/>
      <text:p text:style-name="P14"><text:span text:style-name="Source_20_Text"><text:span text:style-name="T85">&lt;?php</text:span></text:span></text:p>
      <text:p text:style-name="P14"><text:span text:style-name="Source_20_Text"><text:span text:style-name="T85"><text:s/></text:span></text:span></text:p>
      <text:p text:style-name="P14"><text:span text:style-name="Source_20_Text"><text:span text:style-name="T85">namespace App\Models;</text:span></text:span></text:p>
      <text:p text:style-name="P14"><text:span text:style-name="Source_20_Text"><text:span text:style-name="T85"><text:s/></text:span></text:span></text:p>
      <text:p text:style-name="P14"><text:span text:style-name="Source_20_Text"><text:span text:style-name="T85">use Illuminate\Database\Eloquent\Model;</text:span></text:span></text:p>
      <text:p text:style-name="P14"><text:span text:style-name="Source_20_Text"><text:span text:style-name="T85"><text:s/></text:span></text:span></text:p>
      <text:p text:style-name="P14"><text:span text:style-name="Source_20_Text"><text:span text:style-name="T85">class Flight extends Model</text:span></text:span></text:p>
      <text:p text:style-name="P14"><text:span text:style-name="Source_20_Text"><text:span text:style-name="T85">{</text:span></text:span></text:p>
      <text:p text:style-name="P14"><text:span text:style-name="Source_20_Text"><text:span text:style-name="T85"><text:s text:c="4"/></text:span></text:span><text:span text:style-name="Source_20_Text"><text:span text:style-name="T86">@var string</text:span></text:span></text:p>
      <text:p text:style-name="P14"><text:span text:style-name="Source_20_Text"><text:span text:style-name="T85"><text:s text:c="4"/>protected $table = 'my_flights';</text:span></text:span></text:p>
      <text:p text:style-name="P14"><text:span text:style-name="Source_20_Text"><text:span text:style-name="T85"/></text:span></text:p>
      <text:p text:style-name="P16"><text:span text:style-name="Source_20_Text"><text:span text:style-name="T85"><text:s text:c="4"/></text:span></text:span><text:span text:style-name="Source_20_Text"><text:span text:style-name="T86">@var string</text:span></text:span></text:p>
      <text:p text:style-name="P16"><text:span text:style-name="Source_20_Text"><text:span text:style-name="T85"><text:s text:c="4"/>protected $primaryKey = 'flight_id';</text:span></text:span></text:p>
      <text:p text:style-name="P16"><text:span text:style-name="Source_20_Text"><text:span text:style-name="T85"/></text:span></text:p>
      <text:p text:style-name="P16"><text:span text:style-name="Source_20_Text"><text:span text:style-name="T85"><text:s text:c="4"/></text:span></text:span><text:span text:style-name="Source_20_Text"><text:span text:style-name="T86">@var bool</text:span></text:span></text:p>
      <text:p text:style-name="P16"><text:span text:style-name="Source_20_Text"><text:span text:style-name="T85"><text:s text:c="4"/>public $incrementing = false;</text:span></text:span></text:p>
      <text:p text:style-name="P16"><text:span text:style-name="Source_20_Text"><text:span text:style-name="T85"/></text:span></text:p>
      <text:p text:style-name="P16"><text:span text:style-name="Source_20_Text"><text:span text:style-name="T85"><text:s text:c="4"/></text:span></text:span><text:span text:style-name="Source_20_Text"><text:span text:style-name="T86">@var string</text:span></text:span></text:p>
      <text:p text:style-name="P16"><text:span text:style-name="Source_20_Text"><text:span text:style-name="T85"><text:s text:c="4"/>protected $keyType = 'string';</text:span></text:span></text:p>
      <text:p text:style-name="P16"><text:span text:style-name="Source_20_Text"><text:span text:style-name="T85"><text:s text:c="4"/></text:span></text:span></text:p>
      <text:p text:style-name="P14"><text:span text:style-name="Source_20_Text"><text:span text:style-name="T85">}</text:span></text:span></text:p>
      <text:p text:style-name="P14"><text:span text:style-name="Source_20_Text"><text:span text:style-name="T37"/></text:span></text:p>
      <text:h text:style-name="P23" text:outline-level="1"><text:span text:style-name="Source_20_Text"><text:span text:style-name="T91">Diferenças </text:span></text:span><text:span text:style-name="Source_20_Text"><text:span text:style-name="T92">entre as </text:span></text:span><text:span text:style-name="Source_20_Text"><text:span text:style-name="T94">views</text:span></text:span><text:span text:style-name="Source_20_Text"><text:span text:style-name="T92"> do Rails e do Laravel</text:span></text:span></text:h>
      <text:p text:style-name="Standard"><text:span text:style-name="Source_20_Text"><text:span text:style-name="T23"/></text:span></text:p>
      <text:p text:style-name="P17"><text:span text:style-name="Source_20_Text"><text:span text:style-name="T23"><text:tab/>A </text:span></text:span><text:span text:style-name="Source_20_Text"><text:span text:style-name="T54">camada</text:span></text:span><text:span text:style-name="Source_20_Text"><text:span text:style-name="T23"> view, no contexto do Ruby on Rails, </text:span></text:span><text:span text:style-name="Source_20_Text"><text:span text:style-name="T43">é</text:span></text:span><text:span text:style-name="Source_20_Text"><text:span text:style-name="T42"> manipulada pelo m</text:span></text:span><text:span text:style-name="Source_20_Text"><text:span text:style-name="T44">ó</text:span></text:span><text:span text:style-name="Source_20_Text"><text:span text:style-name="T42">dulo </text:span></text:span><text:span text:style-name="Source_20_Text"><text:span text:style-name="T27">ActionView</text:span></text:span><text:span text:style-name="Source_20_Text"><text:span text:style-name="T42">. O c</text:span></text:span><text:span text:style-name="Source_20_Text"><text:span text:style-name="T44">ó</text:span></text:span><text:span text:style-name="Source_20_Text"><text:span text:style-name="T42">digo das views consiste em </text:span></text:span><text:span text:style-name="Source_20_Text"><text:span text:style-name="T27">templates HTML</text:span></text:span><text:span text:style-name="Source_20_Text"><text:span text:style-name="T42"> com c</text:span></text:span><text:span text:style-name="Source_20_Text"><text:span text:style-name="T44">ódigo Ruby embutido, o chamado </text:span></text:span><text:span text:style-name="Source_20_Text"><text:span text:style-name="T30">embedded Ruby</text:span></text:span><text:span text:style-name="Source_20_Text"><text:span text:style-name="T44"> </text:span></text:span><text:span text:style-name="Source_20_Text"><text:span text:style-name="T48">(</text:span></text:span><text:span text:style-name="Source_20_Text"><text:span text:style-name="T45">E</text:span></text:span><text:span text:style-name="Source_20_Text"><text:span text:style-name="T46">R</text:span></text:span><text:span text:style-name="Source_20_Text"><text:span text:style-name="T45">b</text:span></text:span><text:span text:style-name="Source_20_Text"><text:span text:style-name="T44">). </text:span></text:span><text:span text:style-name="Source_20_Text"><text:span text:style-name="T46">O ERb permite que código do lado do servidor seja embutido no código HTML por meio de tags especiais: </text:span></text:span><text:span text:style-name="Source_20_Text"><text:span text:style-name="T88">&lt;%= %&gt;</text:span></text:span><text:span text:style-name="Source_20_Text"><text:span text:style-name="T46">, que são utilizadas para </text:span></text:span><text:span text:style-name="Source_20_Text"><text:span text:style-name="T31">saídas</text:span></text:span><text:span text:style-name="Source_20_Text"><text:span text:style-name="T46"> comuns de expressões Ruby, e </text:span></text:span><text:span text:style-name="Source_20_Text"><text:span text:style-name="T88">&lt;% %&gt;</text:span></text:span><text:span text:style-name="Source_20_Text"><text:span text:style-name="T46">, que são </text:span></text:span><text:span text:style-name="Source_20_Text"><text:span text:style-name="T31">puramente para execução</text:span></text:span><text:span text:style-name="Source_20_Text"><text:span text:style-name="T46">—sua saída não surte efeito nas exibições do browser. </text:span></text:span><text:span text:style-name="Source_20_Text"><text:span text:style-name="T47">O módulo ActionView cuida completamente da manipulação das views, sendo a programação necessária </text:span></text:span><text:span text:style-name="Source_20_Text"><text:span text:style-name="T32">somente nos templates</text:span></text:span><text:span text:style-name="Source_20_Text"><text:span text:style-name="T47">.</text:span></text:span></text:p>
      <text:p text:style-name="P17"><text:span text:style-name="Source_20_Text"><text:span text:style-name="T47"><text:tab/></text:span></text:span><text:span text:style-name="Source_20_Text"><text:span text:style-name="T48">No contexto do Laravel, as views utilizam a template engine </text:span></text:span><text:span text:style-name="Source_20_Text"><text:span text:style-name="T33">Blade</text:span></text:span><text:span text:style-name="Source_20_Text"><text:span text:style-name="T48"> para executar código PHP em templates HTML utilizando as interpolações com chaves </text:span></text:span><text:span text:style-name="Source_20_Text"><text:span text:style-name="T89">{{}}</text:span></text:span><text:span text:style-name="Source_20_Text"><text:span text:style-name="T48"> e as tags </text:span></text:span><text:span text:style-name="Source_20_Text"><text:span text:style-name="T89">&lt;?php &gt;</text:span></text:span><text:span text:style-name="Source_20_Text"><text:span text:style-name="T48"> padrões, assim como anotações com o sigilo </text:span></text:span><text:span text:style-name="Source_20_Text"><text:span text:style-name="T89">@</text:span></text:span><text:span text:style-name="Source_20_Text"><text:span text:style-name="T48"> que permitem </text:span></text:span><text:span text:style-name="Source_20_Text"><text:span text:style-name="T33">metaprogramação</text:span></text:span><text:span text:style-name="Source_20_Text"><text:span text:style-name="T55">,</text:span></text:span><text:span text:style-name="Source_20_Text"><text:span text:style-name="T33"> </text:span></text:span><text:span text:style-name="Source_20_Text"><text:span text:style-name="T34">importações </text:span></text:span><text:span text:style-name="Source_20_Text"><text:span text:style-name="T48">e </text:span></text:span><text:span text:style-name="Source_20_Text"><text:span text:style-name="T33">reaproveitamento</text:span></text:span><text:span text:style-name="Source_20_Text"><text:span text:style-name="T48"> de código.</text:span></text:span></text:p>
      <text:p text:style-name="P17"><text:span text:style-name="Source_20_Text"><text:span text:style-name="T48"/></text:span></text:p>
      <text:h text:style-name="P24" text:outline-level="1" text:is-list-header="true"><text:span text:style-name="Source_20_Text"><text:span text:style-name="T91">Diferenças </text:span></text:span><text:span text:style-name="Source_20_Text"><text:span text:style-name="T92">entre </text:span></text:span><text:span text:style-name="Source_20_Text"><text:span text:style-name="T93">os</text:span></text:span><text:span text:style-name="Source_20_Text"><text:span text:style-name="T92"> </text:span></text:span><text:span text:style-name="Source_20_Text"><text:span text:style-name="T95">controllers</text:span></text:span><text:span text:style-name="Source_20_Text"><text:span text:style-name="T92"> do Rails e do Laravel</text:span></text:span></text:h>
      <text:p text:style-name="P17"><text:span text:style-name="Source_20_Text"><text:span text:style-name="T23"/></text:span></text:p>
      <text:p text:style-name="P17"><text:span text:style-name="Source_20_Text"><text:span text:style-name="T23"><text:tab/></text:span></text:span><text:span text:style-name="Source_20_Text"><text:span text:style-name="T56">Os controller</text:span></text:span><text:span text:style-name="Source_20_Text"><text:span text:style-name="T57">s do Ruby on Rails s</text:span></text:span><text:span text:style-name="Source_20_Text"><text:span text:style-name="T49">ã</text:span></text:span><text:span text:style-name="Source_20_Text"><text:span text:style-name="T57">o operados pelo m</text:span></text:span><text:span text:style-name="Source_20_Text"><text:span text:style-name="T49">ó</text:span></text:span><text:span text:style-name="Source_20_Text"><text:span text:style-name="T57">dulo ActionController, que </text:span></text:span><text:span text:style-name="Source_20_Text"><text:span text:style-name="T49">é</text:span></text:span><text:span text:style-name="Source_20_Text"><text:span text:style-name="T57"> respons</text:span></text:span><text:span text:style-name="Source_20_Text"><text:span text:style-name="T49">á</text:span></text:span><text:span text:style-name="Source_20_Text"><text:span text:style-name="T57">vel por gerir as regras de neg</text:span></text:span><text:span text:style-name="Source_20_Text"><text:span text:style-name="T49">ó</text:span></text:span><text:span text:style-name="Source_20_Text"><text:span text:style-name="T57">cio da aplicaç</text:span></text:span><text:span text:style-name="Source_20_Text"><text:span text:style-name="T49">ã</text:span></text:span><text:span text:style-name="Source_20_Text"><text:span text:style-name="T57">o, agindo como uma junta entre a camada de models e a camada de views. </text:span></text:span><text:span text:style-name="Source_20_Text"><text:span text:style-name="T58">Toda aplicaç</text:span></text:span><text:span text:style-name="Source_20_Text"><text:span text:style-name="T50">ão Rails é gerada com um ApplicationController, que herda do ActionController base, e pode possuir diversos outros controllers para as diferentes regras de negócio.</text:span></text:span></text:p>
      <text:p text:style-name="P17"><text:span text:style-name="Source_20_Text"><text:span text:style-name="T50"/></text:span></text:p>
      <text:p text:style-name="P14"><text:span text:style-name="Source_20_Text"><text:span text:style-name="T98">class StoriesController &lt; ApplicationController</text:span></text:span></text:p>
      <text:p text:style-name="Preformatted_20_Text"><text:span text:style-name="Source_20_Text"><text:s text:c="2"/>def index</text:span></text:p>
      <text:p text:style-name="Preformatted_20_Text"><text:span text:style-name="Source_20_Text"><text:s text:c="2"/>end</text:span></text:p>
      <text:p text:style-name="Preformatted_20_Text"/>
      <text:p text:style-name="Preformatted_20_Text"><text:span text:style-name="Source_20_Text"><text:s text:c="2"/>def show</text:span></text:p>
      <text:p text:style-name="Preformatted_20_Text"><text:span text:style-name="Source_20_Text"><text:s text:c="2"/>end</text:span></text:p>
      <text:p text:style-name="Preformatted_20_Text"><text:span text:style-name="Source_20_Text">end</text:span></text:p>
      <text:p text:style-name="Standard"><text:span text:style-name="Source_20_Text"><text:span text:style-name="T23"/></text:span></text:p>
      <text:p text:style-name="P19"><text:span text:style-name="Source_20_Text"><text:span text:style-name="T23"><text:tab/></text:span></text:span><text:span text:style-name="Source_20_Text"><text:span text:style-name="T58">J</text:span></text:span><text:span text:style-name="Source_20_Text"><text:span text:style-name="T50">á</text:span></text:span><text:span text:style-name="Source_20_Text"><text:span text:style-name="T58"> no Laravel, a camada de controllers </text:span></text:span><text:span text:style-name="Source_20_Text"><text:span text:style-name="T51">é</text:span></text:span><text:span text:style-name="Source_20_Text"><text:span text:style-name="T59"> definida em classes espec</text:span></text:span><text:span text:style-name="Source_20_Text"><text:span text:style-name="T51">í</text:span></text:span><text:span text:style-name="Source_20_Text"><text:span text:style-name="T59">ficas que lidam com as diferentes regras de neg</text:span></text:span><text:span text:style-name="Source_20_Text"><text:span text:style-name="T51">ó</text:span></text:span><text:span text:style-name="Source_20_Text"><text:span text:style-name="T59">cio, em arquivos com c</text:span></text:span><text:span text:style-name="Source_20_Text"><text:span text:style-name="T51">ó</text:span></text:span><text:span text:style-name="Source_20_Text"><text:span text:style-name="T59">digo PHP comum.</text:span></text:span></text:p>
      <text:p text:style-name="P19"><text:span text:style-name="Source_20_Text"><text:s text:c="17"/></text:span></text:p>
      <text:p text:style-name="P17"><text:span text:style-name="Source_20_Text"><text:span text:style-name="T90">&lt;?php</text:span></text:span></text:p>
      <text:p text:style-name="P17"><text:span text:style-name="Source_20_Text"><text:span text:style-name="T90"><text:s/></text:span></text:span></text:p>
      <text:p text:style-name="P17"><text:span text:style-name="Source_20_Text"><text:span text:style-name="T90">namespace App\Http\Controllers;</text:span></text:span></text:p>
      <text:p text:style-name="P17"><text:span text:style-name="Source_20_Text"><text:span text:style-name="T90"><text:s/></text:span></text:span></text:p>
      <text:p text:style-name="P17"><text:span text:style-name="Source_20_Text"><text:span text:style-name="T90">use App\Models\User;</text:span></text:span></text:p>
      <text:p text:style-name="P17"><text:span text:style-name="Source_20_Text"><text:span text:style-name="T90"><text:s/></text:span></text:span></text:p>
      <text:p text:style-name="P17"><text:span text:style-name="Source_20_Text"><text:span text:style-name="T90">class UserController extends Controller</text:span></text:span></text:p>
      <text:p text:style-name="P17"><text:span text:style-name="Source_20_Text"><text:span text:style-name="T90">{</text:span></text:span></text:p>
      <text:p text:style-name="P17"><text:span text:style-name="Source_20_Text"><text:span text:style-name="T90"><text:s text:c="4"/>@param <text:s/>int <text:s/>$id</text:span></text:span></text:p>
      <text:p text:style-name="P18"><text:span text:style-name="Source_20_Text"><text:span text:style-name="T90"><text:s text:c="4"/></text:span></text:span></text:p>
      <text:p text:style-name="P18"><text:span text:style-name="Source_20_Text"><text:span text:style-name="T90"><text:s text:c="4"/>@return \Illuminate\View\View</text:span></text:span></text:p>
      <text:p text:style-name="P17"><text:span text:style-name="Source_20_Text"><text:span text:style-name="T90"><text:s text:c="4"/>public function show($id)</text:span></text:span></text:p>
      <text:p text:style-name="P17"><text:span text:style-name="Source_20_Text"><text:span text:style-name="T90"><text:s text:c="4"/>{</text:span></text:span></text:p>
      <text:p text:style-name="P17"><text:span text:style-name="Source_20_Text"><text:span text:style-name="T90"><text:s text:c="8"/>return view('user.profile', [</text:span></text:span></text:p>
      <text:p text:style-name="P17"><text:span text:style-name="Source_20_Text"><text:span text:style-name="T90"><text:s text:c="12"/>'user' =&gt; User::findOrFail($id)</text:span></text:span></text:p>
      <text:p text:style-name="P17"><text:span text:style-name="Source_20_Text"><text:span text:style-name="T90"><text:s text:c="8"/>]);</text:span></text:span></text:p>
      <text:p text:style-name="P17"><text:span text:style-name="Source_20_Text"><text:span text:style-name="T90"><text:s text:c="4"/>}</text:span></text:span></text:p>
      <text:p text:style-name="P17"><text:span text:style-name="Source_20_Text"><text:span text:style-name="T90">}</text:span></text:span></text:p>
      <text:p text:style-name="P17"><text:span text:style-name="Source_20_Text"><text:span text:style-name="T90"/></text:span></text:p>
      <text:h text:style-name="P25" text:outline-level="1" text:is-list-header="true"><text:span text:style-name="Source_20_Text"><text:span text:style-name="T91">Diferenças </text:span></text:span><text:span text:style-name="Source_20_Text"><text:span text:style-name="T92">entre </text:span></text:span><text:span text:style-name="Source_20_Text"><text:span text:style-name="T93">o</text:span></text:span><text:span text:style-name="Source_20_Text"><text:span text:style-name="T92"> </text:span></text:span><text:span text:style-name="Source_20_Text"><text:span text:style-name="T96">deployment</text:span></text:span><text:span text:style-name="Source_20_Text"><text:span text:style-name="T97"> de apps</text:span></text:span><text:span text:style-name="Source_20_Text"><text:span text:style-name="T92"> Rails e Laravel</text:span></text:span></text:h>
      <text:p text:style-name="Standard"><text:span text:style-name="Source_20_Text"><text:span text:style-name="T23"/></text:span></text:p>
      <text:p text:style-name="P17"><text:span text:style-name="Source_20_Text"><text:span text:style-name="T23"><text:tab/></text:span></text:span><text:span text:style-name="Source_20_Text"><text:span text:style-name="T60">O deployment de aplicaç</text:span></text:span><text:span text:style-name="Source_20_Text"><text:span text:style-name="T52">õ</text:span></text:span><text:span text:style-name="Source_20_Text"><text:span text:style-name="T60">es desenvolvidas utilizando Ruby on Rails </text:span></text:span><text:span text:style-name="Source_20_Text"><text:span text:style-name="T52">é</text:span></text:span><text:span text:style-name="Source_20_Text"><text:span text:style-name="T60"> relativamente simples, iniciando com o comando </text:span></text:span><text:span text:style-name="Source_20_Text"><text:span text:style-name="T87">rails new &lt;nome do app&gt;</text:span></text:span><text:span text:style-name="Source_20_Text"><text:span text:style-name="T60">, que gera a estrutura de diret</text:span></text:span><text:span text:style-name="Source_20_Text"><text:span text:style-name="T52">ó</text:span></text:span><text:span text:style-name="Source_20_Text"><text:span text:style-name="T60">rios necess</text:span></text:span><text:span text:style-name="Source_20_Text"><text:span text:style-name="T52">á</text:span></text:span><text:span text:style-name="Source_20_Text"><text:span text:style-name="T60">ria para o desenvolvimento da aplicaç</text:span></text:span><text:span text:style-name="Source_20_Text"><text:span text:style-name="T52">ã</text:span></text:span><text:span text:style-name="Source_20_Text"><text:span text:style-name="T60">o. Ap</text:span></text:span><text:span text:style-name="Source_20_Text"><text:span text:style-name="T52">ó</text:span></text:span><text:span text:style-name="Source_20_Text"><text:span text:style-name="T60">s a criaç</text:span></text:span><text:span text:style-name="Source_20_Text"><text:span text:style-name="T52">ã</text:span></text:span><text:span text:style-name="Source_20_Text"><text:span text:style-name="T60">o dos modelos, views, controllers e rotas, assim como a instalaç</text:span></text:span><text:span text:style-name="Source_20_Text"><text:span text:style-name="T52">ã</text:span></text:span><text:span text:style-name="Source_20_Text"><text:span text:style-name="T60">o e atualizaç</text:span></text:span><text:span text:style-name="Source_20_Text"><text:span text:style-name="T52">ã</text:span></text:span><text:span text:style-name="Source_20_Text"><text:span text:style-name="T60">o das </text:span></text:span><text:span text:style-name="Source_20_Text"><text:span text:style-name="T87">gems</text:span></text:span><text:span text:style-name="Source_20_Text"><text:span text:style-name="T60"> necess</text:span></text:span><text:span text:style-name="Source_20_Text"><text:span text:style-name="T52">á</text:span></text:span><text:span text:style-name="Source_20_Text"><text:span text:style-name="T60">rias, o banco de dados escolhido pode ser migrado utilizando-se o comando </text:span></text:span><text:span text:style-name="Source_20_Text"><text:span text:style-name="T87">rake db:migrate</text:span></text:span><text:span text:style-name="Source_20_Text"><text:span text:style-name="T41">. P</text:span></text:span><text:span text:style-name="Source_20_Text"><text:span text:style-name="T60">or fim, a aplicaç</text:span></text:span><text:span text:style-name="Source_20_Text"><text:span text:style-name="T52">ã</text:span></text:span><text:span text:style-name="Source_20_Text"><text:span text:style-name="T60">o pode ser executada e testada com </text:span></text:span><text:span text:style-name="Source_20_Text"><text:span text:style-name="T87">rails server</text:span></text:span><text:span text:style-name="Source_20_Text"><text:span text:style-name="T60"> ou </text:span></text:span><text:span text:style-name="Source_20_Text"><text:span text:style-name="T87">rails s</text:span></text:span><text:span text:style-name="Source_20_Text"><text:span text:style-name="T60">.</text:span></text:span></text:p>
      <text:p text:style-name="P27"><text:span text:style-name="Source_20_Text"><text:span text:style-name="T60"><text:tab/></text:span></text:span><text:span text:style-name="Source_20_Text"><text:span text:style-name="T61">J</text:span></text:span><text:span text:style-name="Source_20_Text"><text:span text:style-name="T53">á</text:span></text:span><text:span text:style-name="Source_20_Text"><text:span text:style-name="T61"> no caso de aplicaç</text:span></text:span><text:span text:style-name="Source_20_Text"><text:span text:style-name="T53">õ</text:span></text:span><text:span text:style-name="Source_20_Text"><text:span text:style-name="T61">es Laravel, </text:span></text:span><text:span text:style-name="Source_20_Text"><text:span text:style-name="T70">a criação da aplicação começa pelo comando </text:span></text:span><text:span text:style-name="Source_20_Text"><text:span text:style-name="T111">composer create-project laravel/laravel &lt;nome do app&gt;</text:span></text:span><text:span text:style-name="Source_20_Text"><text:span text:style-name="T70">, que cria o esqueleto de um projeto Laravel. Para o deployment, </text:span></text:span><text:span text:style-name="Source_20_Text"><text:span text:style-name="T62">primeiramente deve-se certificar que o autoloader de classes do </text:span></text:span><text:span text:style-name="Source_20_Text"><text:span text:style-name="T28">Composer</text:span></text:span><text:span text:style-name="Source_20_Text"><text:span text:style-name="T62"> está otimizado, por meio do comando </text:span></text:span><text:span text:style-name="Source_20_Text"><text:span text:style-name="T105">composer install --optimize-autoloader --no-dev</text:span></text:span><text:span text:style-name="Source_20_Text"><text:span text:style-name="T62">. </text:span></text:span><text:span text:style-name="Source_20_Text"><text:span text:style-name="T63">Adicionar um arquivo </text:span></text:span><text:span text:style-name="Source_20_Text"><text:span text:style-name="T106">composer.lock</text:span></text:span><text:span text:style-name="Source_20_Text"><text:span text:style-name="T63"> para fazer com que a instalação de dependências seja mais granular.</text:span></text:span><text:span text:style-name="Source_20_Text"><text:span text:style-name="T62"> </text:span></text:span><text:span text:style-name="Source_20_Text"><text:span text:style-name="T64">Também é uma boa prática otimizar o carregamento de configurações por meio do comando </text:span></text:span><text:span text:style-name="Source_20_Text"><text:span text:style-name="T107">php artisan config:cache</text:span></text:span><text:span text:style-name="Source_20_Text"><text:span text:style-name="T64">, </text:span></text:span><text:span text:style-name="Source_20_Text"><text:span text:style-name="T65">assim como o carregamento de rotas com </text:span></text:span><text:span text:style-name="Source_20_Text"><text:span text:style-name="T107">php artisan </text:span></text:span><text:span text:style-name="Source_20_Text"><text:span text:style-name="T108">route</text:span></text:span><text:span text:style-name="Source_20_Text"><text:span text:style-name="T107">:cache</text:span></text:span><text:span text:style-name="Source_20_Text"><text:span text:style-name="T64"> </text:span></text:span><text:span text:style-name="Source_20_Text"><text:span text:style-name="T65">e de views com </text:span></text:span><text:span text:style-name="Source_20_Text"><text:span text:style-name="T107">php artisan </text:span></text:span><text:span text:style-name="Source_20_Text"><text:span text:style-name="T108">view</text:span></text:span><text:span text:style-name="Source_20_Text"><text:span text:style-name="T107">:cache</text:span></text:span><text:span text:style-name="Source_20_Text"><text:span text:style-name="T64">. </text:span></text:span><text:span text:style-name="Source_20_Text"><text:span text:style-name="T66">Por fim, o projeto pode ser visualizado em localhost por meio da sequência de comandos </text:span></text:span><text:span text:style-name="Source_20_Text"><text:span text:style-name="T109">php artisan key:generate</text:span></text:span><text:span text:style-name="Source_20_Text"><text:span text:style-name="T66">, </text:span></text:span><text:span text:style-name="Source_20_Text"><text:span text:style-name="T67">para gerar uma </text:span></text:span><text:span text:style-name="Source_20_Text"><text:span text:style-name="T110">APP_KEY</text:span></text:span><text:span text:style-name="Source_20_Text"><text:span text:style-name="T67"> no arquivo de ambiente </text:span></text:span><text:span text:style-name="Source_20_Text"><text:span text:style-name="T110">.env</text:span></text:span><text:span text:style-name="Source_20_Text"><text:span text:style-name="T67">;</text:span></text:span><text:span text:style-name="Source_20_Text"><text:span text:style-name="T66"> </text:span></text:span><text:span text:style-name="Source_20_Text"><text:span text:style-name="T109">php artisan migrate</text:span></text:span><text:span text:style-name="Source_20_Text"><text:span text:style-name="T66">, que faz as devidas migrações do banco de dados; </text:span></text:span><text:span text:style-name="Source_20_Text"><text:span text:style-name="T109">php artisan db:seed</text:span></text:span><text:span text:style-name="Source_20_Text"><text:span text:style-name="T66">, para rodar </text:span></text:span><text:span text:style-name="Source_20_Text"><text:span text:style-name="T69">seeders</text:span></text:span><text:span text:style-name="Source_20_Text"><text:span text:style-name="T66">—caso algum esteja sendo utilizado—</text:span></text:span><text:span text:style-name="Source_20_Text"><text:span text:style-name="T67">;</text:span></text:span><text:span text:style-name="Source_20_Text"><text:span text:style-name="T66"> e, por fim, </text:span></text:span><text:span text:style-name="Source_20_Text"><text:span text:style-name="T109">php artisan serve</text:span></text:span><text:span text:style-name="Source_20_Text"><text:span text:style-name="T66"> para que a aplicação comece a servir páginas. </text:span></text:span><text:span text:style-name="Source_20_Text"><text:span text:style-name="T67">O Laravel também oferece a ferramenta </text:span></text:span><text:span text:style-name="Source_20_Text"><text:span text:style-name="T29">Forge</text:span></text:span><text:span text:style-name="Source_20_Text"><text:span text:style-name="T67"> para facilitar o deployment nas </text:span></text:span><text:span text:style-name="Source_20_Text"><text:span text:style-name="T68">mais diversas infraestruturas em nuvem</text:span></text:span><text:span text:style-name="Source_20_Text"><text:span text:style-name="T67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" svg:font-family=""/>
    <style:font-face style:name="FreeSans" svg:font-family="FreeSans" style:font-family-generic="system" style:font-pitch="variable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5T19:01:17.443162323</meta:creation-date>
    <dc:date>2022-09-29T14:06:54.851371706</dc:date>
    <meta:editing-duration>PT6H53M36S</meta:editing-duration>
    <meta:editing-cycles>96</meta:editing-cycles>
    <meta:generator>LibreOffice/7.4.1.2$Linux_X86_64 LibreOffice_project/96749c58c39750fe6113ca0224d2dd9b40a26641</meta:generator>
    <meta:document-statistic meta:table-count="0" meta:image-count="0" meta:object-count="0" meta:page-count="4" meta:paragraph-count="70" meta:word-count="1221" meta:character-count="7911" meta:non-whitespace-character-count="6618"/>
  </office:meta>
</office:document-meta>
</file>